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262cm" fo:min-width="0.268cm"/>
    </style:style>
    <style:style style:name="gr3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solid"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textarea-horizontal-align="justify" draw:textarea-vertical-align="middle" draw:auto-grow-height="false" fo:min-height="0.207cm" fo:min-width="0.185cm"/>
    </style:style>
    <style:style style:name="gr6" style:family="graphic" style:parent-style-name="standard">
      <style:graphic-properties draw:textarea-horizontal-align="justify" draw:textarea-vertical-align="middle" draw:auto-grow-height="false" fo:min-height="0.208cm" fo:min-width="0.185cm"/>
    </style:style>
    <style:style style:name="gr7" style:family="graphic" style:parent-style-name="standard">
      <style:graphic-properties draw:textarea-horizontal-align="justify" draw:textarea-vertical-align="middle" draw:auto-grow-height="false" fo:min-height="0.206cm" fo:min-width="0.186cm"/>
    </style:style>
    <style:style style:name="gr8" style:family="graphic" style:parent-style-name="standard">
      <style:graphic-properties draw:textarea-horizontal-align="justify" draw:textarea-vertical-align="middle" draw:auto-grow-height="false" fo:min-height="0.207cm" fo:min-width="0.186cm"/>
    </style:style>
    <style:style style:name="gr9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4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14" style:family="graphic" style:parent-style-name="standard">
      <style:graphic-properties svg:stroke-color="#ff4000" draw:fill-color="#ff4000" draw:textarea-horizontal-align="justify" draw:textarea-vertical-align="middle" draw:auto-grow-height="false" fo:min-height="0.005cm" fo:min-width="0cm"/>
    </style:style>
    <style:style style:name="gr15" style:family="graphic" style:parent-style-name="standard">
      <style:graphic-properties draw:stroke="none" svg:stroke-color="#000000" draw:fill="none" draw:fill-color="#ffffff" fo:min-height="0.2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3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normal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9pt"/>
    </style:style>
    <style:style style:name="P9" style:family="paragraph">
      <loext:graphic-properties draw:fill="none" draw:fill-color="#ffffff"/>
      <style:text-properties fo:font-size="9pt"/>
    </style:style>
    <style:style style:name="P10" style:family="paragraph">
      <style:text-properties style:text-position="0% 100%"/>
    </style:style>
    <style:style style:name="P11" style:family="paragraph">
      <loext:graphic-properties draw:fill="none" draw:fill-color="#ffffff"/>
      <style:text-properties style:text-position="0% 100%"/>
    </style:style>
    <style:style style:name="P12" style:family="paragraph"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text-properties fo:font-size="10.5pt" style:font-size-asian="10.5pt" style:font-size-complex="10.5pt"/>
    </style:style>
    <style:style style:name="P14" style:family="paragraph">
      <loext:graphic-properties draw:fill-color="#ff4000"/>
      <style:paragraph-properties fo:text-align="center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036cm" svg:y1="11.631cm" svg:x2="3.03cm" svg:y2="11.651cm">
            <text:p/>
          </draw:line>
          <draw:line draw:style-name="gr1" draw:text-style-name="P1" draw:layer="layout" svg:x1="5.037cm" svg:y1="11.62cm" svg:x2="3.031cm" svg:y2="11.64cm">
            <text:p/>
          </draw:line>
          <draw:line draw:style-name="gr1" draw:text-style-name="P1" draw:layer="layout" svg:x1="3.578cm" svg:y1="12.071cm" svg:x2="4.575cm" svg:y2="12.071cm">
            <text:p/>
          </draw:line>
          <draw:line draw:style-name="gr1" draw:text-style-name="P1" draw:layer="layout" svg:x1="3.847cm" svg:y1="12.447cm" svg:x2="4.326cm" svg:y2="12.447cm">
            <text:p/>
          </draw:line>
          <draw:line draw:style-name="gr1" draw:text-style-name="P1" draw:layer="layout" svg:x1="4.059cm" svg:y1="11.604cm" svg:x2="4.067cm" svg:y2="10.633cm">
            <text:p/>
          </draw:line>
        </draw:g>
        <draw:g>
          <draw:path draw:style-name="gr1" draw:text-style-name="P1" draw:layer="layout" svg:width="0.835cm" svg:height="0.342cm" draw:transform="skewX (0.00383972435438755) rotate (-2.97037585396915) translate (6.40704384363467cm 7.77730936430969cm)" svg:viewBox="0 0 836 343" svg:d="M836 0c-776-1-836 343-836 343">
            <text:p/>
          </draw:path>
          <draw:path draw:style-name="gr1" draw:text-style-name="P1" draw:layer="layout" svg:width="0.839cm" svg:height="0.342cm" draw:transform="skewX (0.00645771823237901) rotate (-0.111177473352039) translate (5.55735254081862cm 7.06416512401876cm)" svg:viewBox="0 0 840 343" svg:d="M0 0c777-1 840 343 840 343">
            <text:p/>
          </draw:path>
          <draw:path draw:style-name="gr1" draw:text-style-name="P1" draw:layer="layout" svg:width="0.83cm" svg:height="0.135cm" draw:transform="skewX (0.29530970943744) rotate (3.11645991236107) translate (5.58368440986548cm 7.90775859110262cm)" svg:viewBox="0 0 831 136" svg:d="M0 0c770 0 831 136 831 136">
            <text:p/>
          </draw:path>
          <draw:path draw:style-name="gr1" draw:text-style-name="P1" draw:layer="layout" svg:width="0.83cm" svg:height="0.202cm" draw:transform="skewX (-0.148178453494319) rotate (0.11379546723003) translate (4.77341093193352cm 7.58146699078433cm)" svg:viewBox="0 0 831 203" svg:d="M831 0c-771-1-831 203-831 203">
            <text:p/>
          </draw:path>
          <draw:path draw:style-name="gr1" draw:text-style-name="P1" draw:layer="layout" svg:width="0.837cm" svg:height="0.338cm" draw:transform="skewX (-0.00261799387799149) rotate (-0.115540796482026) translate (5.59404305612136cm 7.48621065312728cm)" svg:viewBox="0 0 838 339" svg:d="M0 0c777-5 838 339 838 339">
            <text:p/>
          </draw:path>
          <draw:path draw:style-name="gr1" draw:text-style-name="P1" draw:layer="layout" svg:width="0.835cm" svg:height="0.342cm" draw:transform="skewX (0.00383972435438755) rotate (-2.97037585396915) translate (6.44568042567251cm 8.2643691291522cm)" svg:viewBox="0 0 836 343" svg:d="M836 0c-776-1-836 343-836 343">
            <text:p/>
          </draw:path>
          <draw:path draw:style-name="gr1" draw:text-style-name="P1" draw:layer="layout" svg:width="0.828cm" svg:height="0.135cm" draw:transform="skewX (0.284314135149876) rotate (3.11663444528627) translate (5.60269022682751cm 8.40741312604381cm)" svg:viewBox="0 0 829 136" svg:d="M0 0c770 0 829 136 829 136">
            <text:p/>
          </draw:path>
          <draw:path draw:style-name="gr1" draw:text-style-name="P1" draw:layer="layout" svg:width="0.83cm" svg:height="0.202cm" draw:transform="skewX (-0.148178453494319) rotate (0.11379546723003) translate (4.78844852432962cm 8.08224126210318cm)" svg:viewBox="0 0 831 203" svg:d="M831 0c-771-1-831 203-831 203">
            <text:p/>
          </draw:path>
          <draw:path draw:style-name="gr1" draw:text-style-name="P1" draw:layer="layout" svg:width="0.837cm" svg:height="0.338cm" draw:transform="skewX (-0.00261799387799149) rotate (-0.115540796482026) translate (5.60908064851747cm 7.98698492444612cm)" svg:viewBox="0 0 838 339" svg:d="M0 0c777-5 838 339 838 339">
            <text:p/>
          </draw:path>
          <draw:path draw:style-name="gr1" draw:text-style-name="P1" draw:layer="layout" svg:width="0.835cm" svg:height="0.342cm" draw:transform="skewX (0.00383972435438756) rotate (-2.97037585396915) translate (6.43708901327242cm 8.77785835750366cm)" svg:viewBox="0 0 836 343" svg:d="M836 0c-776-1-836 343-836 343">
            <text:p/>
          </draw:path>
          <draw:path draw:style-name="gr1" draw:text-style-name="P1" draw:layer="layout" svg:width="0.828cm" svg:height="0.135cm" draw:transform="skewX (0.284314135149876) rotate (3.11663444528627) translate (5.61772781922361cm 8.90818739736266cm)" svg:viewBox="0 0 829 136" svg:d="M0 0c770 0 829 136 829 136">
            <text:p/>
          </draw:path>
          <draw:path draw:style-name="gr1" draw:text-style-name="P1" draw:layer="layout" svg:width="0.83cm" svg:height="0.202cm" draw:transform="skewX (-0.148178453494319) rotate (0.11379546723003) translate (4.80345610157124cm 8.58201598397829cm)" svg:viewBox="0 0 831 203" svg:d="M831 0c-771-1-831 203-831 203">
            <text:p/>
          </draw:path>
          <draw:path draw:style-name="gr1" draw:text-style-name="P1" draw:layer="layout" svg:width="0.837cm" svg:height="0.338cm" draw:transform="skewX (-0.0026179938779915) rotate (-0.115540796482026) translate (5.6240882257591cm 8.48675964632123cm)" svg:viewBox="0 0 838 339" svg:d="M0 0c777-5 838 339 838 339">
            <text:p/>
          </draw:path>
          <draw:path draw:style-name="gr1" draw:text-style-name="P1" draw:layer="layout" svg:width="0.835cm" svg:height="0.342cm" draw:transform="skewX (0.00383972435438756) rotate (-2.97037585396915) translate (6.47500523160265cm 9.24092893569618cm)" svg:viewBox="0 0 836 343" svg:d="M836 0c-776-1-836 343-836 343">
            <text:p/>
          </draw:path>
          <draw:line draw:style-name="gr1" draw:text-style-name="P1" draw:layer="layout" svg:x1="5.555cm" svg:y1="7.103cm" svg:x2="5.534cm" svg:y2="5.88cm">
            <text:p/>
          </draw:line>
          <draw:line draw:style-name="gr1" draw:text-style-name="P1" draw:layer="layout" svg:x1="5.674cm" svg:y1="10.602cm" svg:x2="5.653cm" svg:y2="9.379cm">
            <text:p/>
          </draw:line>
        </draw:g>
        <draw:g>
          <draw:path draw:style-name="gr1" draw:text-style-name="P1" draw:layer="layout" svg:width="0.835cm" svg:height="0.35cm" draw:transform="skewX (0.0111701072127637) rotate (0.145036860840729) translate (7.28374629798725cm 8.62291736743812cm)" svg:viewBox="0 0 836 351" svg:d="M836 0c-776-1-836 351-836 351">
            <text:p/>
          </draw:path>
          <draw:path draw:style-name="gr1" draw:text-style-name="P1" draw:layer="layout" svg:width="0.839cm" svg:height="0.351cm" draw:transform="rotate (2.99882472077666) translate (8.11186520455307cm 9.37889003512043cm)" svg:viewBox="0 0 840 352" svg:d="M0 0c777 0 840 352 840 352">
            <text:p/>
          </draw:path>
          <draw:path draw:style-name="gr1" draw:text-style-name="P1" draw:layer="layout" svg:width="0.83cm" svg:height="0.138cm" draw:transform="skewX (0.286932129027868) rotate (-0.0558505360638189) translate (8.11027625787774cm 8.51434311717783cm)" svg:viewBox="0 0 831 139" svg:d="M0 0c770 0 831 139 831 139">
            <text:p/>
          </draw:path>
          <draw:path draw:style-name="gr1" draw:text-style-name="P1" draw:layer="layout" svg:width="0.83cm" svg:height="0.208cm" draw:transform="skewX (-0.14154620233674) rotate (-3.05589698731687) translate (8.91077541793682cm 8.87344018017135cm)" svg:viewBox="0 0 831 209" svg:d="M831 0c-771 0-831 209-831 209">
            <text:p/>
          </draw:path>
          <draw:path draw:style-name="gr1" draw:text-style-name="P1" draw:layer="layout" svg:width="0.838cm" svg:height="0.345cm" draw:transform="skewX (-0.00994837673636765) rotate (2.99219246961908) translate (8.08756070394439cm 8.94567542695606cm)" svg:viewBox="0 0 839 346" svg:d="M0 0c777-6 839 346 839 346">
            <text:p/>
          </draw:path>
          <draw:path draw:style-name="gr1" draw:text-style-name="P1" draw:layer="layout" svg:width="0.835cm" svg:height="0.349cm" draw:transform="skewX (0.0125663706143592) rotate (0.147131255943122) translate (7.25939634017005cm 8.12481509550886cm)" svg:viewBox="0 0 836 350" svg:d="M836 0c-776-2-836 350-836 350">
            <text:p/>
          </draw:path>
          <draw:path draw:style-name="gr1" draw:text-style-name="P1" draw:layer="layout" svg:width="0.828cm" svg:height="0.138cm" draw:transform="skewX (0.275238423039506) rotate (-0.0558505360638189) translate (8.10592720986561cm 8.00217415997664cm)" svg:viewBox="0 0 829 139" svg:d="M0 0c770 0 829 139 829 139">
            <text:p/>
          </draw:path>
          <draw:path draw:style-name="gr1" draw:text-style-name="P1" draw:layer="layout" svg:width="0.83cm" svg:height="0.208cm" draw:transform="skewX (-0.14154620233674) rotate (-3.05589698731687) translate (8.91042565398313cm 8.36024407322738cm)" svg:viewBox="0 0 831 209" svg:d="M831 0c-771 0-831 209-831 209">
            <text:p/>
          </draw:path>
          <draw:path draw:style-name="gr1" draw:text-style-name="P1" draw:layer="layout" svg:width="0.838cm" svg:height="0.345cm" draw:transform="skewX (-0.00994837673636765) rotate (2.99219246961908) translate (8.0872109399907cm 8.43247932001207cm)" svg:viewBox="0 0 839 346" svg:d="M0 0c777-6 839 346 839 346">
            <text:p/>
          </draw:path>
          <draw:path draw:style-name="gr1" draw:text-style-name="P1" draw:layer="layout" svg:width="0.835cm" svg:height="0.35cm" draw:transform="skewX (0.0111701072127637) rotate (0.145036860840729) translate (7.28304746821152cm 7.597549497077cm)" svg:viewBox="0 0 836 351" svg:d="M836 0c-776-1-836 351-836 351">
            <text:p/>
          </draw:path>
          <draw:path draw:style-name="gr1" draw:text-style-name="P1" draw:layer="layout" svg:width="0.828cm" svg:height="0.138cm" draw:transform="skewX (0.275587488889905) rotate (-0.0558505360638189) translate (8.10557744598824cm 7.48897805303694cm)" svg:viewBox="0 0 829 139" svg:d="M0 0c770 0 829 139 829 139">
            <text:p/>
          </draw:path>
          <draw:path draw:style-name="gr1" draw:text-style-name="P1" draw:layer="layout" svg:width="0.83cm" svg:height="0.205cm" draw:transform="skewX (-0.138055543832751) rotate (-3.05223179588768) translate (8.90942831486408cm 7.84510793655466cm)" svg:viewBox="0 0 831 206" svg:d="M831 0c-771-3-831 206-831 206">
            <text:p/>
          </draw:path>
          <draw:path draw:style-name="gr1" draw:text-style-name="P1" draw:layer="layout" svg:width="0.838cm" svg:height="0.345cm" draw:transform="skewX (-0.00994837673636764) rotate (2.99219246961908) translate (8.08686187416864cm 7.92030755659494cm)" svg:viewBox="0 0 839 346" svg:d="M0 0c777-6 839 346 839 346">
            <text:p/>
          </draw:path>
          <draw:path draw:style-name="gr1" draw:text-style-name="P1" draw:layer="layout" svg:width="0.835cm" svg:height="0.349cm" draw:transform="skewX (0.0125663706143592) rotate (0.147131255943122) translate (7.25871426555377cm 7.12403146979175cm)" svg:viewBox="0 0 836 350" svg:d="M836 0c-776-2-836 350-836 350">
            <text:p/>
          </draw:path>
          <draw:line draw:style-name="gr1" draw:text-style-name="P1" draw:layer="layout" svg:x1="8.115cm" svg:y1="9.339cm" svg:x2="8.1cm" svg:y2="10.592cm">
            <text:p/>
          </draw:line>
          <draw:line draw:style-name="gr1" draw:text-style-name="P1" draw:layer="layout" svg:x1="8.099cm" svg:y1="5.753cm" svg:x2="8.084cm" svg:y2="7.006cm">
            <text:p/>
          </draw:line>
        </draw:g>
        <draw:g>
          <draw:custom-shape draw:style-name="gr2" draw:text-style-name="P2" draw:layer="layout" svg:width="1.534cm" svg:height="1.535cm" svg:x="23.9cm" svg:y="9.556cm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3.874cm" svg:y1="9.526cm" svg:x2="25.541cm" svg:y2="9.526cm">
            <text:p/>
          </draw:line>
        </draw:g>
        <draw:line draw:style-name="gr3" draw:text-style-name="P3" draw:layer="layout" svg:x1="16.732cm" svg:y1="8.243cm" svg:x2="17.344cm" svg:y2="8.243cm">
          <text:p/>
        </draw:line>
        <draw:line draw:style-name="gr3" draw:text-style-name="P3" draw:layer="layout" svg:x1="17.344cm" svg:y1="8.242cm" svg:x2="17.548cm" svg:y2="7.5cm">
          <text:p/>
        </draw:line>
        <draw:line draw:style-name="gr3" draw:text-style-name="P3" draw:layer="layout" svg:x1="17.548cm" svg:y1="7.5cm" svg:x2="17.855cm" svg:y2="8.985cm">
          <text:p/>
        </draw:line>
        <draw:line draw:style-name="gr3" draw:text-style-name="P3" draw:layer="layout" svg:x1="17.856cm" svg:y1="8.985cm" svg:x2="18.264cm" svg:y2="7.5cm">
          <text:p/>
        </draw:line>
        <draw:line draw:style-name="gr3" draw:text-style-name="P3" draw:layer="layout" svg:x1="18.264cm" svg:y1="7.5cm" svg:x2="18.571cm" svg:y2="8.985cm">
          <text:p/>
        </draw:line>
        <draw:line draw:style-name="gr3" draw:text-style-name="P3" draw:layer="layout" svg:x1="18.977cm" svg:y1="7.5cm" svg:x2="19.284cm" svg:y2="8.985cm">
          <text:p/>
        </draw:line>
        <draw:line draw:style-name="gr3" draw:text-style-name="P3" draw:layer="layout" svg:x1="18.568cm" svg:y1="8.985cm" svg:x2="18.976cm" svg:y2="7.5cm">
          <text:p/>
        </draw:line>
        <draw:line draw:style-name="gr3" draw:text-style-name="P3" draw:layer="layout" svg:x1="19.284cm" svg:y1="8.985cm" svg:x2="19.692cm" svg:y2="7.5cm">
          <text:p/>
        </draw:line>
        <draw:line draw:style-name="gr3" draw:text-style-name="P3" draw:layer="layout" svg:x1="19.692cm" svg:y1="7.5cm" svg:x2="19.999cm" svg:y2="8.985cm">
          <text:p/>
        </draw:line>
        <draw:line draw:style-name="gr3" draw:text-style-name="P3" draw:layer="layout" svg:x1="20.005cm" svg:y1="8.985cm" svg:x2="20.209cm" svg:y2="8.243cm">
          <text:p/>
        </draw:line>
        <draw:line draw:style-name="gr3" draw:text-style-name="P3" draw:layer="layout" svg:x1="20.201cm" svg:y1="8.243cm" svg:x2="20.813cm" svg:y2="8.243cm">
          <text:p/>
        </draw:line>
        <draw:g>
          <draw:line draw:style-name="gr1" draw:text-style-name="P1" draw:layer="layout" svg:x1="21.238cm" svg:y1="9.723cm" svg:x2="23.254cm" svg:y2="9.723cm">
            <text:p/>
          </draw:line>
          <draw:line draw:style-name="gr1" draw:text-style-name="P1" draw:layer="layout" svg:x1="21.238cm" svg:y1="9.723cm" svg:x2="23.254cm" svg:y2="9.723cm">
            <text:p/>
          </draw:line>
          <draw:line draw:style-name="gr1" draw:text-style-name="P1" draw:layer="layout" svg:x1="21.238cm" svg:y1="10.82cm" svg:x2="23.254cm" svg:y2="10.82cm">
            <text:p/>
          </draw:line>
          <draw:line draw:style-name="gr1" draw:text-style-name="P1" draw:layer="layout" svg:x1="22.232cm" svg:y1="12.301cm" svg:x2="22.248cm" svg:y2="10.811cm">
            <text:p/>
          </draw:line>
          <draw:line draw:style-name="gr1" draw:text-style-name="P1" draw:layer="layout" svg:x1="22.232cm" svg:y1="9.745cm" svg:x2="22.248cm" svg:y2="8.255cm">
            <text:p/>
          </draw:line>
        </draw:g>
        <draw:line draw:style-name="gr3" draw:text-style-name="P3" draw:layer="layout" svg:x1="27.046cm" svg:y1="12.321cm" svg:x2="27.046cm" svg:y2="11.709cm">
          <text:p/>
        </draw:line>
        <draw:line draw:style-name="gr3" draw:text-style-name="P3" draw:layer="layout" svg:x1="27.045cm" svg:y1="11.709cm" svg:x2="26.303cm" svg:y2="11.505cm">
          <text:p/>
        </draw:line>
        <draw:line draw:style-name="gr3" draw:text-style-name="P3" draw:layer="layout" svg:x1="26.303cm" svg:y1="11.504cm" svg:x2="27.788cm" svg:y2="11.197cm">
          <text:p/>
        </draw:line>
        <draw:line draw:style-name="gr3" draw:text-style-name="P3" draw:layer="layout" svg:x1="27.788cm" svg:y1="11.197cm" svg:x2="26.303cm" svg:y2="10.789cm">
          <text:p/>
        </draw:line>
        <draw:line draw:style-name="gr3" draw:text-style-name="P3" draw:layer="layout" svg:x1="26.303cm" svg:y1="10.789cm" svg:x2="27.788cm" svg:y2="10.482cm">
          <text:p/>
        </draw:line>
        <draw:line draw:style-name="gr3" draw:text-style-name="P3" draw:layer="layout" svg:x1="26.303cm" svg:y1="10.076cm" svg:x2="27.788cm" svg:y2="9.769cm">
          <text:p/>
        </draw:line>
        <draw:line draw:style-name="gr3" draw:text-style-name="P3" draw:layer="layout" svg:x1="27.788cm" svg:y1="10.485cm" svg:x2="26.303cm" svg:y2="10.077cm">
          <text:p/>
        </draw:line>
        <draw:line draw:style-name="gr3" draw:text-style-name="P3" draw:layer="layout" svg:x1="27.788cm" svg:y1="9.769cm" svg:x2="26.303cm" svg:y2="9.361cm">
          <text:p/>
        </draw:line>
        <draw:line draw:style-name="gr3" draw:text-style-name="P3" draw:layer="layout" svg:x1="26.303cm" svg:y1="9.361cm" svg:x2="27.788cm" svg:y2="9.054cm">
          <text:p/>
        </draw:line>
        <draw:line draw:style-name="gr3" draw:text-style-name="P3" draw:layer="layout" svg:x1="27.788cm" svg:y1="9.048cm" svg:x2="27.046cm" svg:y2="8.844cm">
          <text:p/>
        </draw:line>
        <draw:line draw:style-name="gr3" draw:text-style-name="P3" draw:layer="layout" svg:x1="27.046cm" svg:y1="8.852cm" svg:x2="27.046cm" svg:y2="8.24cm">
          <text:p/>
        </draw:line>
        <draw:line draw:style-name="gr4" draw:text-style-name="P4" draw:layer="layout" svg:x1="9.822cm" svg:y1="8.225cm" svg:x2="12.154cm" svg:y2="5.893cm">
          <text:p/>
        </draw:line>
        <draw:line draw:style-name="gr4" draw:text-style-name="P4" draw:layer="layout" svg:x1="12.118cm" svg:y1="10.514cm" svg:x2="14.45cm" svg:y2="8.182cm">
          <text:p/>
        </draw:line>
        <draw:line draw:style-name="gr4" draw:text-style-name="P4" draw:layer="layout" svg:x1="12.142cm" svg:y1="10.524cm" svg:x2="9.816cm" svg:y2="8.185cm">
          <text:p/>
        </draw:line>
        <draw:line draw:style-name="gr4" draw:text-style-name="P4" draw:layer="layout" svg:x1="14.444cm" svg:y1="8.214cm" svg:x2="12.118cm" svg:y2="5.875cm">
          <text:p/>
        </draw:line>
        <draw:g>
          <draw:custom-shape draw:style-name="gr5" draw:text-style-name="P2" draw:layer="layout" svg:width="1.369cm" svg:height="1.37cm" draw:transform="rotate (0.814021563130155) translate (10.011cm 7.07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1.002cm" svg:y1="6.043cm" svg:x2="12.024cm" svg:y2="7.125cm">
            <text:p/>
          </draw:line>
        </draw:g>
        <draw:g>
          <draw:custom-shape draw:style-name="gr6" draw:text-style-name="P2" draw:layer="layout" svg:width="1.369cm" svg:height="1.372cm" draw:transform="rotate (0.814021563130155) translate (12.24cm 9.41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3.234cm" svg:y1="8.386cm" svg:x2="14.256cm" svg:y2="9.468cm">
            <text:p/>
          </draw:line>
        </draw:g>
        <draw:g>
          <draw:custom-shape draw:style-name="gr7" draw:text-style-name="P2" draw:layer="layout" svg:width="1.37cm" svg:height="1.369cm" draw:transform="skewX (-0.00069813170079781) rotate (2.35636902311754) translate (10.967cm 10.3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1.973cm" svg:y1="9.343cm" svg:x2="10.92cm" svg:y2="10.395cm">
            <text:p/>
          </draw:line>
        </draw:g>
        <draw:g>
          <draw:custom-shape draw:style-name="gr8" draw:text-style-name="P2" draw:layer="layout" svg:width="1.371cm" svg:height="1.372cm" draw:transform="skewX (0.00069813170079779) rotate (2.35636902311754) translate (13.293cm 8.05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4.302cm" svg:y1="7.078cm" svg:x2="13.249cm" svg:y2="8.13cm">
            <text:p/>
          </draw:line>
        </draw:g>
        <draw:custom-shape draw:style-name="gr9" draw:text-style-name="P5" draw:layer="layout" svg:width="1.842cm" svg:height="1.843cm" svg:x="1.516cm" svg:y="7.321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518cm" svg:height="3.747cm" svg:x="2.003cm" svg:y="7.797cm">
          <draw:text-box>
            <text:p>~</text:p>
          </draw:text-box>
        </draw:frame>
        <draw:line draw:style-name="gr4" draw:text-style-name="P4" draw:layer="layout" svg:x1="2.482cm" svg:y1="10.546cm" svg:x2="5.728cm" svg:y2="10.584cm">
          <text:p/>
        </draw:line>
        <draw:line draw:style-name="gr4" draw:text-style-name="P4" draw:layer="layout" svg:x1="2.306cm" svg:y1="5.867cm" svg:x2="5.552cm" svg:y2="5.905cm">
          <text:p/>
        </draw:line>
        <draw:line draw:style-name="gr4" draw:text-style-name="P4" draw:layer="layout" svg:x1="2.518cm" svg:y1="10.557cm" svg:x2="2.518cm" svg:y2="9.165cm">
          <text:p/>
        </draw:line>
        <draw:line draw:style-name="gr4" draw:text-style-name="P4" draw:layer="layout" svg:x1="2.381cm" svg:y1="7.313cm" svg:x2="2.359cm" svg:y2="5.895cm">
          <text:p/>
        </draw:line>
        <draw:line draw:style-name="gr4" draw:text-style-name="P4" draw:layer="layout" svg:x1="2.518cm" svg:y1="10.557cm" svg:x2="2.518cm" svg:y2="9.165cm">
          <text:p/>
        </draw:line>
        <draw:line draw:style-name="gr4" draw:text-style-name="P4" draw:layer="layout" svg:x1="8.063cm" svg:y1="5.772cm" svg:x2="12.193cm" svg:y2="5.812cm">
          <text:p/>
        </draw:line>
        <draw:line draw:style-name="gr4" draw:text-style-name="P4" draw:layer="layout" svg:x1="8.081cm" svg:y1="10.602cm" svg:x2="12.163cm" svg:y2="10.602cm">
          <text:p/>
        </draw:line>
        <draw:line draw:style-name="gr4" draw:text-style-name="P4" draw:layer="layout" svg:x1="2.518cm" svg:y1="10.557cm" svg:x2="2.518cm" svg:y2="9.165cm">
          <text:p/>
        </draw:line>
        <draw:line draw:style-name="gr4" draw:text-style-name="P4" draw:layer="layout" svg:x1="12.12cm" svg:y1="10.634cm" svg:x2="12.123cm" svg:y2="10.487cm">
          <text:p/>
        </draw:line>
        <draw:line draw:style-name="gr4" draw:text-style-name="P4" draw:layer="layout" svg:x1="9.878cm" svg:y1="12.254cm" svg:x2="9.811cm" svg:y2="8.145cm">
          <text:p/>
        </draw:line>
        <draw:line draw:style-name="gr4" draw:text-style-name="P4" draw:layer="layout" svg:x1="9.883cm" svg:y1="12.255cm" svg:x2="22.314cm" svg:y2="12.275cm">
          <text:p/>
        </draw:line>
        <draw:line draw:style-name="gr4" draw:text-style-name="P4" draw:layer="layout" svg:x1="14.451cm" svg:y1="8.216cm" svg:x2="16.876cm" svg:y2="8.236cm">
          <text:p/>
        </draw:line>
        <draw:line draw:style-name="gr4" draw:text-style-name="P4" draw:layer="layout" svg:x1="20.814cm" svg:y1="8.255cm" svg:x2="27.07cm" svg:y2="8.302cm">
          <text:p/>
        </draw:line>
        <draw:line draw:style-name="gr4" draw:text-style-name="P4" draw:layer="layout" svg:x1="22.179cm" svg:y1="12.254cm" svg:x2="27.047cm" svg:y2="12.277cm">
          <text:p/>
        </draw:line>
        <draw:line draw:style-name="gr4" draw:text-style-name="P4" draw:layer="layout" svg:x1="24.695cm" svg:y1="12.327cm" svg:x2="24.695cm" svg:y2="11.125cm">
          <text:p/>
        </draw:line>
        <draw:line draw:style-name="gr4" draw:text-style-name="P4" draw:layer="layout" svg:x1="24.672cm" svg:y1="9.482cm" svg:x2="24.672cm" svg:y2="8.28cm">
          <text:p/>
        </draw:line>
        <draw:line draw:style-name="gr4" draw:text-style-name="P4" draw:layer="layout" svg:x1="6.729cm" svg:y1="9.388cm" svg:x2="6.729cm" svg:y2="7.053cm">
          <text:p/>
        </draw:line>
        <draw:line draw:style-name="gr4" draw:text-style-name="P4" draw:layer="layout" svg:x1="6.941cm" svg:y1="9.388cm" svg:x2="6.941cm" svg:y2="7.053cm">
          <text:p/>
        </draw:line>
        <draw:frame draw:style-name="gr11" draw:text-style-name="P7" draw:layer="layout" svg:width="1.833cm" svg:height="1.825cm" svg:x="27.619cm" svg:y="9.705cm">
          <draw:text-box>
            <text:p>R<text:span text:style-name="T1">L</text:span></text:p>
          </draw:text-box>
        </draw:frame>
        <draw:frame draw:style-name="gr11" draw:text-style-name="P7" draw:layer="layout" svg:width="1.833cm" svg:height="1.825cm" svg:x="18.146cm" svg:y="6.273cm">
          <draw:text-box>
            <text:p>R<text:span text:style-name="T1">S</text:span></text:p>
          </draw:text-box>
        </draw:frame>
        <draw:frame draw:style-name="gr12" draw:text-style-name="P9" draw:layer="layout" svg:width="3.923cm" svg:height="3.095cm" svg:x="23.439cm" svg:y="11.074cm">
          <draw:text-box>
            <text:p text:style-name="P8">(x18 in series)</text:p>
          </draw:text-box>
        </draw:frame>
        <draw:frame draw:style-name="gr11" draw:text-style-name="P11" draw:layer="layout" svg:width="1.833cm" svg:height="1.825cm" svg:x="13.604cm" svg:y="6.093cm">
          <draw:text-box>
            <text:p text:style-name="P10"><text:span text:style-name="T2">D</text:span><text:span text:style-name="T1">1</text:span></text:p>
          </draw:text-box>
        </draw:frame>
        <draw:frame draw:style-name="gr11" draw:text-style-name="P11" draw:layer="layout" svg:width="1.833cm" svg:height="1.825cm" svg:x="13.244cm" svg:y="9.631cm">
          <draw:text-box>
            <text:p text:style-name="P10"><text:span text:style-name="T2">D</text:span><text:span text:style-name="T1">2</text:span></text:p>
          </draw:text-box>
        </draw:frame>
        <draw:frame draw:style-name="gr11" draw:text-style-name="P11" draw:layer="layout" svg:width="1.833cm" svg:height="1.825cm" svg:x="9.709cm" svg:y="9.425cm">
          <draw:text-box>
            <text:p text:style-name="P10"><text:span text:style-name="T2">D</text:span><text:span text:style-name="T1">3</text:span></text:p>
          </draw:text-box>
        </draw:frame>
        <draw:frame draw:style-name="gr11" draw:text-style-name="P11" draw:layer="layout" svg:width="1.833cm" svg:height="1.825cm" svg:x="9.787cm" svg:y="5.863cm">
          <draw:text-box>
            <text:p text:style-name="P10"><text:span text:style-name="T2">D</text:span><text:span text:style-name="T1">4</text:span></text:p>
          </draw:text-box>
        </draw:frame>
        <draw:frame draw:style-name="gr13" draw:text-style-name="P13" draw:layer="layout" svg:width="1.755cm" svg:height="0.904cm" svg:x="5.989cm" svg:y="6.221cm">
          <draw:text-box>
            <text:p text:style-name="P12"><text:span text:style-name="T3">16,8:1</text:span></text:p>
          </draw:text-box>
        </draw:frame>
        <draw:custom-shape draw:style-name="gr14" draw:text-style-name="P14" draw:layer="layout" svg:width="0.361cm" svg:height="0.361cm" svg:x="9.679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361cm" svg:height="0.361cm" svg:x="12.002cm" svg:y="5.7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4" draw:layer="layout" svg:width="0.361cm" svg:height="0.361cm" svg:x="14.222cm" svg:y="8.0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4" draw:text-style-name="P14" draw:layer="layout" svg:width="0.361cm" svg:height="0.361cm" svg:x="11.951cm" svg:y="10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8cm" svg:height="0.962cm" svg:x="11.719cm" svg:y="4.982cm">
          <draw:text-box>
            <text:p>A</text:p>
          </draw:text-box>
        </draw:frame>
        <draw:frame draw:style-name="gr13" draw:text-style-name="P7" draw:layer="layout" svg:width="1.678cm" svg:height="0.962cm" svg:x="8.905cm" svg:y="7.641cm">
          <draw:text-box>
            <text:p>D</text:p>
          </draw:text-box>
        </draw:frame>
        <draw:frame draw:style-name="gr13" draw:text-style-name="P7" draw:layer="layout" svg:width="1.678cm" svg:height="0.962cm" svg:x="14.352cm" svg:y="7.228cm">
          <draw:text-box>
            <text:p>B</text:p>
          </draw:text-box>
        </draw:frame>
        <draw:frame draw:style-name="gr16" draw:text-style-name="P7" draw:layer="layout" svg:width="1.678cm" svg:height="0.962cm" svg:x="11.797cm" svg:y="10.816cm">
          <draw:text-box>
            <text:p>C</text:p>
          </draw:text-box>
        </draw:frame>
        <draw:frame draw:style-name="gr17" draw:text-style-name="P16" draw:layer="layout" svg:width="2.787cm" svg:height="1.729cm" svg:x="2.349cm" svg:y="6.401cm">
          <draw:text-box>
            <text:p text:style-name="P15"><text:span text:style-name="T4">230V</text:span></text:p>
            <text:p text:style-name="P15"><text:span text:style-name="T4">50H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6:53:38.008721778</meta:creation-date>
    <dc:date>2021-05-08T22:39:16.598858631</dc:date>
    <meta:editing-duration>PT24M26S</meta:editing-duration>
    <meta:editing-cycles>2</meta:editing-cycles>
    <meta:generator>LibreOffice/6.4.6.2$Linux_X86_64 LibreOffice_project/40$Build-2</meta:generator>
    <meta:document-statistic meta:object-count="124"/>
  </office:meta>
</office:document-meta>
</file>